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B RAS13</text:p>
      <text:p text:style-name="Standard">CD RAS06<text:line-break/>EF OPT0408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creation-date>2019-08-12T09:50:25.235866094</meta:creation-date>
    <meta:generator>Collabora_Office/6.4.10.60$Linux_X86_64 LibreOffice_project/49f8a7333bddceb3b8bd18d81ff593fa39f5a437</meta:generator>
    <dc:date>2022-09-26T15:24:22.012193567</dc:date>
    <meta:editing-duration>PT17S</meta:editing-duration>
    <meta:editing-cycles>1</meta:editing-cycles>
    <meta:document-statistic meta:table-count="0" meta:image-count="0" meta:object-count="0" meta:page-count="1" meta:paragraph-count="2" meta:word-count="6" meta:character-count="27" meta:non-whitespace-character-count="23"/>
  </office:meta>
</office:document-meta>
</file>